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styles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71.77mm"/>
    </style:style>
    <style:style style:name="co5" style:family="table-column">
      <style:table-column-properties fo:break-before="auto" style:column-width="90.84mm"/>
    </style:style>
    <style:style style:name="co6" style:family="table-column">
      <style:table-column-properties fo:break-before="auto" style:column-width="57.47mm"/>
    </style:style>
    <style:style style:name="co7" style:family="table-column">
      <style:table-column-properties fo:break-before="auto" style:column-width="68.37mm"/>
    </style:style>
    <style:style style:name="co8" style:family="table-column">
      <style:table-column-properties fo:break-before="auto" style:column-width="72.44mm"/>
    </style:style>
    <style:style style:name="co9" style:family="table-column">
      <style:table-column-properties fo:break-before="auto" style:column-width="93.89mm"/>
    </style:style>
    <style:style style:name="co10" style:family="table-column">
      <style:table-column-properties fo:break-before="auto" style:column-width="68.03mm"/>
    </style:style>
    <style:style style:name="co11" style:family="table-column">
      <style:table-column-properties fo:break-before="auto" style:column-width="67.35mm"/>
    </style:style>
    <style:style style:name="co12" style:family="table-column">
      <style:table-column-properties fo:break-before="auto" style:column-width="71.4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4.08mm"/>
    </style:style>
    <style:style style:name="co15" style:family="table-column">
      <style:table-column-properties fo:break-before="auto" style:column-width="53.18mm"/>
    </style:style>
    <style:style style:name="co16" style:family="table-column">
      <style:table-column-properties fo:break-before="auto" style:column-width="64.35mm"/>
    </style:style>
    <style:style style:name="co17" style:family="table-column">
      <style:table-column-properties fo:break-before="auto" style:column-width="49.64mm"/>
    </style:style>
    <style:style style:name="co18" style:family="table-column">
      <style:table-column-properties fo:break-before="auto" style:column-width="88.04mm"/>
    </style:style>
    <style:style style:name="co19" style:family="table-column">
      <style:table-column-properties fo:break-before="auto" style:column-width="53.46mm"/>
    </style:style>
    <style:style style:name="co20" style:family="table-column">
      <style:table-column-properties fo:break-before="auto" style:column-width="68.16mm"/>
    </style:style>
    <style:style style:name="co21" style:family="table-column">
      <style:table-column-properties fo:break-before="auto" style:column-width="89.68mm"/>
    </style:style>
    <style:style style:name="co22" style:family="table-column">
      <style:table-column-properties fo:break-before="auto" style:column-width="63.25mm"/>
    </style:style>
    <style:style style:name="co23" style:family="table-column">
      <style:table-column-properties fo:break-before="auto" style:column-width="67.08mm"/>
    </style:style>
    <style:style style:name="co24" style:family="table-column">
      <style:table-column-properties fo:break-before="auto" style:column-width="70.61mm"/>
    </style:style>
    <style:style style:name="co25" style:family="table-column">
      <style:table-column-properties fo:break-before="auto" style:column-width="62.18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4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16.95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paper_graphs_mtec_data_eq_code_block_2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_2.A102:paper_graphs_mtec_data_eq_code_block_2.A107 paper_graphs_mtec_data_eq_code_block_2.A97:paper_graphs_mtec_data_eq_code_block_2.A97 paper_graphs_mtec_data_eq_code_block_2.J24:paper_graphs_mtec_data_eq_code_block_2.J29 paper_graphs_mtec_data_eq_code_block_2.A98:paper_graphs_mtec_data_eq_code_block_2.A98 paper_graphs_mtec_data_eq_code_block_2.J29:paper_graphs_mtec_data_eq_code_block_2.J34 paper_graphs_mtec_data_eq_code_block_2.A99:paper_graphs_mtec_data_eq_code_block_2.A99 paper_graphs_mtec_data_eq_code_block_2.J34:paper_graphs_mtec_data_eq_code_block_2.J39 paper_graphs_mtec_data_eq_code_block_2.A100:paper_graphs_mtec_data_eq_code_block_2.A100 paper_graphs_mtec_data_eq_code_block_2.J39:paper_graphs_mtec_data_eq_code_block_2.J44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_2.A102:paper_graphs_mtec_data_eq_code_block_2.A107 paper_graphs_mtec_data_eq_code_block_2.A97:paper_graphs_mtec_data_eq_code_block_2.A97 paper_graphs_mtec_data_eq_code_block_2.W24:paper_graphs_mtec_data_eq_code_block_2.W29 paper_graphs_mtec_data_eq_code_block_2.A98:paper_graphs_mtec_data_eq_code_block_2.A98 paper_graphs_mtec_data_eq_code_block_2.W29:paper_graphs_mtec_data_eq_code_block_2.W34 paper_graphs_mtec_data_eq_code_block_2.A99:paper_graphs_mtec_data_eq_code_block_2.A99 paper_graphs_mtec_data_eq_code_block_2.W34:paper_graphs_mtec_data_eq_code_block_2.W39 paper_graphs_mtec_data_eq_code_block_2.A100:paper_graphs_mtec_data_eq_code_block_2.A100 paper_graphs_mtec_data_eq_code_block_2.W39:paper_graphs_mtec_data_eq_code_block_2.W44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_2.I83:paper_graphs_mtec_data_eq_code_block_2.X83 paper_graphs_mtec_data_eq_code_block_2.A97:paper_graphs_mtec_data_eq_code_block_2.A97 paper_graphs_mtec_data_eq_code_block_2.I50:paper_graphs_mtec_data_eq_code_block_2.X50 paper_graphs_mtec_data_eq_code_block_2.A98:paper_graphs_mtec_data_eq_code_block_2.A98 paper_graphs_mtec_data_eq_code_block_2.I51:paper_graphs_mtec_data_eq_code_block_2.X51 paper_graphs_mtec_data_eq_code_block_2.A99:paper_graphs_mtec_data_eq_code_block_2.A99 paper_graphs_mtec_data_eq_code_block_2.I52:paper_graphs_mtec_data_eq_code_block_2.X52 paper_graphs_mtec_data_eq_code_block_2.A100:paper_graphs_mtec_data_eq_code_block_2.A100 paper_graphs_mtec_data_eq_code_block_2.I53:paper_graphs_mtec_data_eq_code_block_2.X53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08.057906137184" calcext:value-type="float">
            <text:p>308,0579061372</text:p>
          </table:table-cell>
          <table:table-cell table:formula="of:=MIN([.K25:.K28])" office:value-type="float" office:value="166.125920577617" calcext:value-type="float">
            <text:p>166,1259205776</text:p>
          </table:table-cell>
          <table:table-cell table:formula="of:=MIN([.L25:.L28])" office:value-type="float" office:value="166.105703971119" calcext:value-type="float">
            <text:p>166,1057039711</text:p>
          </table:table-cell>
          <table:table-cell table:formula="of:=MIN([.M25:.M28])" office:value-type="float" office:value="71.596678700361" calcext:value-type="float">
            <text:p>71,5966787004</text:p>
          </table:table-cell>
          <table:table-cell table:formula="of:=MIN([.N25:.N28])" office:value-type="float" office:value="8.56490974729242" calcext:value-type="float">
            <text:p>8,5649097473</text:p>
          </table:table-cell>
          <table:table-cell table:formula="of:=MIN([.O25:.O28])" office:value-type="float" office:value="8.55046931407942" calcext:value-type="float">
            <text:p>8,5504693141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6729241877256" calcext:value-type="float">
            <text:p>8,2672924188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4.389446808511" calcext:value-type="float">
            <text:p>414,3894468085</text:p>
          </table:table-cell>
          <table:table-cell table:formula="of:=MIN([.K30:.K33])" office:value-type="float" office:value="386.978382978723" calcext:value-type="float">
            <text:p>386,9783829787</text:p>
          </table:table-cell>
          <table:table-cell table:formula="of:=MIN([.L30:.L33])" office:value-type="float" office:value="378.445957446808" calcext:value-type="float">
            <text:p>378,4459574468</text:p>
          </table:table-cell>
          <table:table-cell table:formula="of:=MIN([.M30:.M33])" office:value-type="float" office:value="317.712340425532" calcext:value-type="float">
            <text:p>317,7123404255</text:p>
          </table:table-cell>
          <table:table-cell table:formula="of:=MIN([.N30:.N33])" office:value-type="float" office:value="304.697872340425" calcext:value-type="float">
            <text:p>304,6978723404</text:p>
          </table:table-cell>
          <table:table-cell table:formula="of:=MIN([.O30:.O33])" office:value-type="float" office:value="256.392" calcext:value-type="float">
            <text:p>256,392</text:p>
          </table:table-cell>
          <table:table-cell table:formula="of:=MIN([.P30:.P33])" office:value-type="float" office:value="178.242212765957" calcext:value-type="float">
            <text:p>178,242212766</text:p>
          </table:table-cell>
          <table:table-cell table:formula="of:=MIN([.Q30:.Q33])" office:value-type="float" office:value="41.4796595744681" calcext:value-type="float">
            <text:p>41,4796595745</text:p>
          </table:table-cell>
          <table:table-cell table:formula="of:=MIN([.R30:.R33])" office:value-type="float" office:value="9.95285106382979" calcext:value-type="float">
            <text:p>9,9528510638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74.650654205608" calcext:value-type="float">
            <text:p>574,6506542056</text:p>
          </table:table-cell>
          <table:table-cell table:formula="of:=MIN([.K35:.K38])" office:value-type="float" office:value="517.046292834891" calcext:value-type="float">
            <text:p>517,0462928349</text:p>
          </table:table-cell>
          <table:table-cell table:formula="of:=MIN([.L35:.L38])" office:value-type="float" office:value="349.055763239875" calcext:value-type="float">
            <text:p>349,0557632399</text:p>
          </table:table-cell>
          <table:table-cell table:formula="of:=MIN([.M35:.M38])" office:value-type="float" office:value="274.006542056075" calcext:value-type="float">
            <text:p>274,0065420561</text:p>
          </table:table-cell>
          <table:table-cell table:formula="of:=MIN([.N35:.N38])" office:value-type="float" office:value="143.389719626168" calcext:value-type="float">
            <text:p>143,3897196262</text:p>
          </table:table-cell>
          <table:table-cell table:formula="of:=MIN([.O35:.O38])" office:value-type="float" office:value="77.5610591900312" calcext:value-type="float">
            <text:p>77,56105919</text:p>
          </table:table-cell>
          <table:table-cell table:formula="of:=MIN([.P35:.P38])" office:value-type="float" office:value="66.884984423676" calcext:value-type="float">
            <text:p>66,8849844237</text:p>
          </table:table-cell>
          <table:table-cell table:formula="of:=MIN([.Q35:.Q38])" office:value-type="float" office:value="44.651277258567" calcext:value-type="float">
            <text:p>44,6512772586</text:p>
          </table:table-cell>
          <table:table-cell table:formula="of:=MIN([.R35:.R38])" office:value-type="float" office:value="41.8338317757009" calcext:value-type="float">
            <text:p>41,8338317757</text:p>
          </table:table-cell>
          <table:table-cell table:formula="of:=MIN([.S35:.S38])" office:value-type="float" office:value="41.1073520249221" calcext:value-type="float">
            <text:p>41,1073520249</text:p>
          </table:table-cell>
          <table:table-cell table:formula="of:=MIN([.T35:.T38])" office:value-type="float" office:value="39.9023676012461" calcext:value-type="float">
            <text:p>39,9023676012</text:p>
          </table:table-cell>
          <table:table-cell table:formula="of:=MIN([.U35:.U38])" office:value-type="float" office:value="38.3092211838006" calcext:value-type="float">
            <text:p>38,3092211838</text:p>
          </table:table-cell>
          <table:table-cell table:formula="of:=MIN([.V35:.V38])" office:value-type="float" office:value="38.0008099688473" calcext:value-type="float">
            <text:p>38,0008099688</text:p>
          </table:table-cell>
          <table:table-cell table:formula="of:=MIN([.W35:.W38])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9.264644549763" calcext:value-type="float">
            <text:p>409,2646445498</text:p>
          </table:table-cell>
          <table:table-cell table:formula="of:=MIN([.K40:.K43])" office:value-type="float" office:value="325.317914691943" calcext:value-type="float">
            <text:p>325,3179146919</text:p>
          </table:table-cell>
          <table:table-cell table:formula="of:=MIN([.L40:.L43])" office:value-type="float" office:value="236.954881516588" calcext:value-type="float">
            <text:p>236,9548815166</text:p>
          </table:table-cell>
          <table:table-cell table:formula="of:=MIN([.M40:.M43])" office:value-type="float" office:value="208.307488151659" calcext:value-type="float">
            <text:p>208,3074881517</text:p>
          </table:table-cell>
          <table:table-cell table:formula="of:=MIN([.N40:.N43])" office:value-type="float" office:value="166.99990521327" calcext:value-type="float">
            <text:p>166,9999052133</text:p>
          </table:table-cell>
          <table:table-cell table:formula="of:=MIN([.O40:.O43])" office:value-type="float" office:value="155.879052132701" calcext:value-type="float">
            <text:p>155,8790521327</text:p>
          </table:table-cell>
          <table:table-cell table:formula="of:=MIN([.P40:.P43])" office:value-type="float" office:value="101.478578199052" calcext:value-type="float">
            <text:p>101,4785781991</text:p>
          </table:table-cell>
          <table:table-cell table:formula="of:=MIN([.Q40:.Q43])" office:value-type="float" office:value="66.8425592417062" calcext:value-type="float">
            <text:p>66,8425592417</text:p>
          </table:table-cell>
          <table:table-cell table:formula="of:=MIN([.R40:.R43])" office:value-type="float" office:value="22.9705213270142" calcext:value-type="float">
            <text:p>22,970521327</text:p>
          </table:table-cell>
          <table:table-cell table:formula="of:=MIN([.S40:.S43])" office:value-type="float" office:value="13.2989573459716" calcext:value-type="float">
            <text:p>13,298957346</text:p>
          </table:table-cell>
          <table:table-cell table:formula="of:=MIN([.T40:.T43])" office:value-type="float" office:value="12.9217061611374" calcext:value-type="float">
            <text:p>12,9217061611</text:p>
          </table:table-cell>
          <table:table-cell table:formula="of:=MIN([.U40:.U43])" office:value-type="float" office:value="13.6281516587678" calcext:value-type="float">
            <text:p>13,6281516588</text:p>
          </table:table-cell>
          <table:table-cell table:formula="of:=MIN([.V40:.V43])" office:value-type="float" office:value="12.6781042654028" calcext:value-type="float">
            <text:p>12,6781042654</text:p>
          </table:table-cell>
          <table:table-cell table:formula="of:=MIN([.W40:.W43])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32" calcext:value-type="float">
            <text:p>32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64" calcext:value-type="float">
            <text:p>64</text:p>
          </table:table-cell>
          <table:table-cell table:formula="of:=INDEX([.A103:.A106];MATCH([.P51];[.P30:.P33];0);1)" office:value-type="float" office:value="64" calcext:value-type="float">
            <text:p>64</text:p>
          </table:table-cell>
          <table:table-cell table:formula="of:=INDEX([.A103:.A106];MATCH([.Q51];[.Q30:.Q33];0);1)" office:value-type="float" office:value="64" calcext:value-type="float">
            <text:p>64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32" calcext:value-type="float">
            <text:p>32</text:p>
          </table:table-cell>
          <table:table-cell table:formula="of:=INDEX([.A103:.A106];MATCH([.L52];[.L35:.L38];0);1)" office:value-type="float" office:value="64" calcext:value-type="float">
            <text:p>64</text:p>
          </table:table-cell>
          <table:table-cell table:formula="of:=INDEX([.A103:.A106];MATCH([.M52];[.M35:.M38];0);1)" office:value-type="float" office:value="64" calcext:value-type="float">
            <text:p>64</text:p>
          </table:table-cell>
          <table:table-cell table:formula="of:=INDEX([.A103:.A106];MATCH([.N52];[.N35:.N38];0);1)" office:value-type="float" office:value="64" calcext:value-type="float">
            <text:p>64</text:p>
          </table:table-cell>
          <table:table-cell table:formula="of:=INDEX([.A103:.A106];MATCH([.O52];[.O35:.O38];0);1)" office:value-type="float" office:value="64" calcext:value-type="float">
            <text:p>64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32" calcext:value-type="float">
            <text:p>32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64" calcext:value-type="float">
            <text:p>64</text:p>
          </table:table-cell>
          <table:table-cell table:formula="of:=INDEX([.A103:.A106];MATCH([.L53];[.L40:.L43];0);1)" office:value-type="float" office:value="64" calcext:value-type="float">
            <text:p>64</text:p>
          </table:table-cell>
          <table:table-cell table:formula="of:=INDEX([.A103:.A106];MATCH([.M53];[.M40:.M43];0);1)" office:value-type="float" office:value="64" calcext:value-type="float">
            <text:p>64</text:p>
          </table:table-cell>
          <table:table-cell table:formula="of:=INDEX([.A103:.A106];MATCH([.N53];[.N40:.N43];0);1)" office:value-type="float" office:value="64" calcext:value-type="float">
            <text:p>64</text:p>
          </table:table-cell>
          <table:table-cell table:formula="of:=INDEX([.A103:.A106];MATCH([.O53];[.O40:.O43];0);1)" office:value-type="float" office:value="64" calcext:value-type="float">
            <text:p>64</text:p>
          </table:table-cell>
          <table:table-cell table:formula="of:=INDEX([.A103:.A106];MATCH([.P53];[.P40:.P43];0);1)" office:value-type="float" office:value="64" calcext:value-type="float">
            <text:p>64</text:p>
          </table:table-cell>
          <table:table-cell table:formula="of:=INDEX([.A103:.A106];MATCH([.Q53];[.Q40:.Q43];0);1)" office:value-type="float" office:value="64" calcext:value-type="float">
            <text:p>64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.A99:paper_graphs_mtec_data_eq_code_block.A104 paper_graphs_mtec_data_eq_code_block.A94:paper_graphs_mtec_data_eq_code_block.A94 paper_graphs_mtec_data_eq_code_block.J24:paper_graphs_mtec_data_eq_code_block.J29 paper_graphs_mtec_data_eq_code_block.A95:paper_graphs_mtec_data_eq_code_block.A95 paper_graphs_mtec_data_eq_code_block.J29:paper_graphs_mtec_data_eq_code_block.J34 paper_graphs_mtec_data_eq_code_block.A96:paper_graphs_mtec_data_eq_code_block.A96 paper_graphs_mtec_data_eq_code_block.J34:paper_graphs_mtec_data_eq_code_block.J39 paper_graphs_mtec_data_eq_code_block.A97:paper_graphs_mtec_data_eq_code_block.A97 paper_graphs_mtec_data_eq_code_block.J39:paper_graphs_mtec_data_eq_code_block.J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.A99:paper_graphs_mtec_data_eq_code_block.A104 paper_graphs_mtec_data_eq_code_block.A94:paper_graphs_mtec_data_eq_code_block.A94 paper_graphs_mtec_data_eq_code_block.W24:paper_graphs_mtec_data_eq_code_block.W29 paper_graphs_mtec_data_eq_code_block.A95:paper_graphs_mtec_data_eq_code_block.A95 paper_graphs_mtec_data_eq_code_block.W29:paper_graphs_mtec_data_eq_code_block.W34 paper_graphs_mtec_data_eq_code_block.A96:paper_graphs_mtec_data_eq_code_block.A96 paper_graphs_mtec_data_eq_code_block.W34:paper_graphs_mtec_data_eq_code_block.W39 paper_graphs_mtec_data_eq_code_block.A97:paper_graphs_mtec_data_eq_code_block.A97 paper_graphs_mtec_data_eq_code_block.W39:paper_graphs_mtec_data_eq_code_block.W44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.I80:paper_graphs_mtec_data_eq_code_block.X80 paper_graphs_mtec_data_eq_code_block.A94:paper_graphs_mtec_data_eq_code_block.A94 paper_graphs_mtec_data_eq_code_block.I28:paper_graphs_mtec_data_eq_code_block.X28 paper_graphs_mtec_data_eq_code_block.A95:paper_graphs_mtec_data_eq_code_block.A95 paper_graphs_mtec_data_eq_code_block.I33:paper_graphs_mtec_data_eq_code_block.X33 paper_graphs_mtec_data_eq_code_block.A96:paper_graphs_mtec_data_eq_code_block.A96 paper_graphs_mtec_data_eq_code_block.I38:paper_graphs_mtec_data_eq_code_block.X38 paper_graphs_mtec_data_eq_code_block.A97:paper_graphs_mtec_data_eq_code_block.A97 paper_graphs_mtec_data_eq_code_block.I43:paper_graphs_mtec_data_eq_code_block.X43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paper_graphs_mtec_data_eq_code_block.I80:paper_graphs_mtec_data_eq_code_block.X80 paper_graphs_mtec_data_eq_code_block.A94:paper_graphs_mtec_data_eq_code_block.A94 paper_graphs_mtec_data_eq_code_block.I27:paper_graphs_mtec_data_eq_code_block.X27 paper_graphs_mtec_data_eq_code_block.A95:paper_graphs_mtec_data_eq_code_block.A95 paper_graphs_mtec_data_eq_code_block.I32:paper_graphs_mtec_data_eq_code_block.X32 paper_graphs_mtec_data_eq_code_block.A96:paper_graphs_mtec_data_eq_code_block.A96 paper_graphs_mtec_data_eq_code_block.I37:paper_graphs_mtec_data_eq_code_block.X37 paper_graphs_mtec_data_eq_code_block.A97:paper_graphs_mtec_data_eq_code_block.A97 paper_graphs_mtec_data_eq_code_block.I42:paper_graphs_mtec_data_eq_code_block.X4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paper_graphs_mtec_data_eq_code_block.I80:paper_graphs_mtec_data_eq_code_block.X80 paper_graphs_mtec_data_eq_code_block.A94:paper_graphs_mtec_data_eq_code_block.A94 paper_graphs_mtec_data_eq_code_block.I26:paper_graphs_mtec_data_eq_code_block.X26 paper_graphs_mtec_data_eq_code_block.A95:paper_graphs_mtec_data_eq_code_block.A95 paper_graphs_mtec_data_eq_code_block.I31:paper_graphs_mtec_data_eq_code_block.X31 paper_graphs_mtec_data_eq_code_block.A96:paper_graphs_mtec_data_eq_code_block.A96 paper_graphs_mtec_data_eq_code_block.I36:paper_graphs_mtec_data_eq_code_block.X36 paper_graphs_mtec_data_eq_code_block.A97:paper_graphs_mtec_data_eq_code_block.A97 paper_graphs_mtec_data_eq_code_block.I41:paper_graphs_mtec_data_eq_code_block.X41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paper_graphs_mtec_data_eq_code_block.I80:paper_graphs_mtec_data_eq_code_block.X80 paper_graphs_mtec_data_eq_code_block.A94:paper_graphs_mtec_data_eq_code_block.A94 paper_graphs_mtec_data_eq_code_block.I25:paper_graphs_mtec_data_eq_code_block.X25 paper_graphs_mtec_data_eq_code_block.A95:paper_graphs_mtec_data_eq_code_block.A95 paper_graphs_mtec_data_eq_code_block.I30:paper_graphs_mtec_data_eq_code_block.X30 paper_graphs_mtec_data_eq_code_block.A96:paper_graphs_mtec_data_eq_code_block.A96 paper_graphs_mtec_data_eq_code_block.I35:paper_graphs_mtec_data_eq_code_block.X35 paper_graphs_mtec_data_eq_code_block.A97:paper_graphs_mtec_data_eq_code_block.A97 paper_graphs_mtec_data_eq_code_block.I40:paper_graphs_mtec_data_eq_code_block.X4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_data_block_as_code_block_mult_of_16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8" table:default-cell-style-name="ce1"/>
        <table:table-row table:style-name="ro5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table:shapes>
          <draw:frame draw:z-index="0" draw:style-name="gr1" draw:text-style-name="P1" svg:width="187.91mm" svg:height="115.86mm" svg:x="123.49mm" svg:y="392.09mm">
            <loext:p draw:notify-on-update-of-ranges="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13" table:number-columns-repeated="1004" table:default-cell-style-name="ce1"/>
        <table:table-row table:style-name="ro7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8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number-columns-repeated="2" table:default-cell-style-name="ce1"/>
        <table:table-column table:style-name="co16" table:number-columns-repeated="5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23" table:number-columns-repeated="3" table:default-cell-style-name="ce1"/>
        <table:table-column table:style-name="co16" table:number-columns-repeated="5" table:default-cell-style-name="Default"/>
        <table:table-column table:style-name="co20" table:default-cell-style-name="Default"/>
        <table:table-row table:style-name="ro5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table:table-column table:style-name="co2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3" table:default-cell-style-name="ce1"/>
        <table:table-column table:style-name="co19" table:default-cell-style-name="ce1"/>
        <table:table-column table:style-name="co13" table:number-columns-repeated="1012" table:default-cell-style-name="ce1"/>
        <table:table-row table:style-name="ro1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4:39:36.654669257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5-18T17:08:29.112622016</dc:date>
    <meta:editing-duration>P3DT18H51M55S</meta:editing-duration>
    <meta:editing-cycles>162</meta:editing-cycles>
    <meta:generator>LibreOffice/5.0.3.2$Linux_X86_64 LibreOffice_project/00m0$Build-2</meta:generator>
    <dc:creator>menoobs </dc:creator>
    <meta:document-statistic meta:table-count="7" meta:cell-count="6675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7cm" chart:style-name="ch2">
          <text:p>Primes 150k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128:graphs_mtec_data_eq_code_block.C128 graphs_mtec_data_eq_code_block.C80:graphs_mtec_data_eq_code_block.F80 graphs_mtec_data_eq_code_block.A81:graphs_mtec_data_eq_code_block.A84 graphs_mtec_data_eq_code_block.C25:graphs_mtec_data_eq_code_block.F2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2.59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6cm" chart:style-name="ch2">
          <text:p>Primes 150k code block=data block</text:p>
        </chart:title>
        <chart:legend chart:legend-position="end" svg:x="20.423cm" svg:y="4.964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55cm" svg:y="1.589cm" svg:width="18.069cm" svg:height="10.71cm">
          <chartooo:coordinate-region svg:x="4.069cm" svg:y="1.589cm" svg:width="15.211cm" svg:height="4.633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61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7cm" chart:style-name="ch2">
          <text:p>Hanoi 28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2cm" chart:style-name="ch2">
          <text:p>Hanoi 28 code block=data block</text:p>
        </chart:title>
        <chart:legend chart:legend-position="end" svg:x="18.754cm" svg:y="4.859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821cm" svg:y="1.581cm" svg:width="16.468cm" svg:height="10.511cm">
          <chartooo:coordinate-region svg:x="4.06cm" svg:y="1.581cm" svg:width="13.336cm" svg:height="4.434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3cm" chart:style-name="ch2">
          <text:p>Matrix mult 800 code block=data block</text:p>
        </chart:title>
        <chart:legend chart:legend-position="end" svg:x="14.561cm" svg:y="5.37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895cm" svg:width="12.333cm" svg:height="11.15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24cm" svg:y="8.28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2cm" chart:style-name="ch2">
          <text:p>Matrix mult 800 code block=data block</text:p>
        </chart:title>
        <chart:legend chart:legend-position="end" svg:x="18.706cm" svg:y="5.6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15cm" svg:y="1.969cm" svg:width="17.527cm" svg:height="11.298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001cm" svg:y="8.43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7cm" chart:style-name="ch2">
          <text:p>Calc det 11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6cm" chart:style-name="ch2">
          <text:p>Calc det 11 code block=data block</text:p>
        </chart:title>
        <chart:legend chart:legend-position="end" svg:x="18.388cm" svg:y="4.693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814cm" svg:y="1.569cm" svg:width="16.116cm" svg:height="10.198cm">
          <chartooo:coordinate-region svg:x="4.058cm" svg:y="1.569cm" svg:width="12.924cm" svg:height="4.1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8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64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8:paper_graphs_mtec_data_eq_code_block.X28 paper_graphs_mtec_data_eq_code_block.I33:paper_graphs_mtec_data_eq_code_block.X33 paper_graphs_mtec_data_eq_code_block.I38:paper_graphs_mtec_data_eq_code_block.X38 paper_graphs_mtec_data_eq_code_block.I43:paper_graphs_mtec_data_eq_code_block.X4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8:paper_graphs_mtec_data_eq_code_block.X28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3:paper_graphs_mtec_data_eq_code_block.X33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8:paper_graphs_mtec_data_eq_code_block.X38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3:paper_graphs_mtec_data_eq_code_block.X43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8:paper_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3:paper_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8:paper_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3:paper_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J24:paper_graphs_mtec_data_eq_code_block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J24:paper_graphs_mtec_data_eq_code_block.J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J29:paper_graphs_mtec_data_eq_code_block.J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J34:paper_graphs_mtec_data_eq_code_block.J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J39:paper_graphs_mtec_data_eq_code_block.J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J24:paper_graphs_mtec_data_eq_code_block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.J29:paper_graphs_mtec_data_eq_code_block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.J34:paper_graphs_mtec_data_eq_code_block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.J39:paper_graphs_mtec_data_eq_code_block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W24:paper_graphs_mtec_data_eq_code_block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W24:paper_graphs_mtec_data_eq_code_block.W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W29:paper_graphs_mtec_data_eq_code_block.W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W34:paper_graphs_mtec_data_eq_code_block.W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W39:paper_graphs_mtec_data_eq_code_block.W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W24:paper_graphs_mtec_data_eq_code_block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.W29:paper_graphs_mtec_data_eq_code_block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.W34:paper_graphs_mtec_data_eq_code_block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.W39:paper_graphs_mtec_data_eq_code_block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48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7:paper_graphs_mtec_data_eq_code_block.X27 paper_graphs_mtec_data_eq_code_block.I32:paper_graphs_mtec_data_eq_code_block.X32 paper_graphs_mtec_data_eq_code_block.I37:paper_graphs_mtec_data_eq_code_block.X37 paper_graphs_mtec_data_eq_code_block.I42:paper_graphs_mtec_data_eq_code_block.X42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7:paper_graphs_mtec_data_eq_code_block.X27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2:paper_graphs_mtec_data_eq_code_block.X32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7:paper_graphs_mtec_data_eq_code_block.X37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2:paper_graphs_mtec_data_eq_code_block.X42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7:paper_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2:paper_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7:paper_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2:paper_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32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6:paper_graphs_mtec_data_eq_code_block.X26 paper_graphs_mtec_data_eq_code_block.I31:paper_graphs_mtec_data_eq_code_block.X31 paper_graphs_mtec_data_eq_code_block.I36:paper_graphs_mtec_data_eq_code_block.X36 paper_graphs_mtec_data_eq_code_block.I41:paper_graphs_mtec_data_eq_code_block.X41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6:paper_graphs_mtec_data_eq_code_block.X26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1:paper_graphs_mtec_data_eq_code_block.X31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6:paper_graphs_mtec_data_eq_code_block.X36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1:paper_graphs_mtec_data_eq_code_block.X41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6:paper_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1:paper_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6:paper_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1:paper_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16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5:paper_graphs_mtec_data_eq_code_block.X25 paper_graphs_mtec_data_eq_code_block.I30:paper_graphs_mtec_data_eq_code_block.X30 paper_graphs_mtec_data_eq_code_block.I35:paper_graphs_mtec_data_eq_code_block.X35 paper_graphs_mtec_data_eq_code_block.I40:paper_graphs_mtec_data_eq_code_block.X40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5:paper_graphs_mtec_data_eq_code_block.X25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0:paper_graphs_mtec_data_eq_code_block.X30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5:paper_graphs_mtec_data_eq_code_block.X35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0:paper_graphs_mtec_data_eq_code_block.X40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5:paper_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0:paper_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5:paper_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0:paper_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J24:paper_graphs_mtec_data_eq_code_block_2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J24:paper_graphs_mtec_data_eq_code_block_2.J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J29:paper_graphs_mtec_data_eq_code_block_2.J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J34:paper_graphs_mtec_data_eq_code_block_2.J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J39:paper_graphs_mtec_data_eq_code_block_2.J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4:paper_graphs_mtec_data_eq_code_block_2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9:paper_graphs_mtec_data_eq_code_block_2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4:paper_graphs_mtec_data_eq_code_block_2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9:paper_graphs_mtec_data_eq_code_block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W24:paper_graphs_mtec_data_eq_code_block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W24:paper_graphs_mtec_data_eq_code_block_2.W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W29:paper_graphs_mtec_data_eq_code_block_2.W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W34:paper_graphs_mtec_data_eq_code_block_2.W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W39:paper_graphs_mtec_data_eq_code_block_2.W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4:paper_graphs_mtec_data_eq_code_block_2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9:paper_graphs_mtec_data_eq_code_block_2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4:paper_graphs_mtec_data_eq_code_block_2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9:paper_graphs_mtec_data_eq_code_block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_2.I83:paper_graphs_mtec_data_eq_code_block_2.X83 paper_graphs_mtec_data_eq_code_block_2.A97:paper_graphs_mtec_data_eq_code_block_2.A100 paper_graphs_mtec_data_eq_code_block_2.I50:paper_graphs_mtec_data_eq_code_block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_2.I83:paper_graphs_mtec_data_eq_code_block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I50:paper_graphs_mtec_data_eq_code_block_2.X50" chart:label-cell-address="paper_graphs_mtec_data_eq_code_block_2.A97:paper_graphs_mtec_data_eq_code_block_2.A97" chart:class="chart:line">
            <chart:data-point chart:repeated="16"/>
          </chart:series>
          <chart:series chart:style-name="ch12" chart:values-cell-range-address="paper_graphs_mtec_data_eq_code_block_2.I51:paper_graphs_mtec_data_eq_code_block_2.X51" chart:label-cell-address="paper_graphs_mtec_data_eq_code_block_2.A98:paper_graphs_mtec_data_eq_code_block_2.A98" chart:class="chart:line">
            <chart:data-point chart:repeated="16"/>
          </chart:series>
          <chart:series chart:style-name="ch13" chart:values-cell-range-address="paper_graphs_mtec_data_eq_code_block_2.I52:paper_graphs_mtec_data_eq_code_block_2.X52" chart:label-cell-address="paper_graphs_mtec_data_eq_code_block_2.A99:paper_graphs_mtec_data_eq_code_block_2.A99" chart:class="chart:line">
            <chart:data-point chart:repeated="16"/>
          </chart:series>
          <chart:series chart:style-name="ch14" chart:values-cell-range-address="paper_graphs_mtec_data_eq_code_block_2.I53:paper_graphs_mtec_data_eq_code_block_2.X53" chart:label-cell-address="paper_graphs_mtec_data_eq_code_block_2.A100:paper_graphs_mtec_data_eq_code_block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_2.I83:paper_graphs_mtec_data_eq_code_block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0:paper_graphs_mtec_data_eq_code_block_2.X50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1:paper_graphs_mtec_data_eq_code_block_2.X5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2:paper_graphs_mtec_data_eq_code_block_2.X52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3:paper_graphs_mtec_data_eq_code_block_2.X53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4.798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34cm" svg:y="1.551cm" svg:width="12.347cm" svg:height="9.805cm">
          <chartooo:coordinate-region svg:x="4.393cm" svg:y="1.551cm" svg:width="9.19cm" svg:height="4.7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79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403cm" svg:width="13.888cm" svg:height="9.953cm">
          <chartooo:coordinate-region svg:x="4.353cm" svg:y="1.403cm" svg:width="10.9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